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145a2" officeooo:paragraph-rsid="003145a2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>
      <style:text-properties officeooo:rsid="001a7ecb" officeooo:paragraph-rsid="001a7ecb"/>
    </style:style>
    <style:style style:name="P4" style:family="paragraph" style:parent-style-name="Text_20_body">
      <style:text-properties officeooo:rsid="0031f1e1" officeooo:paragraph-rsid="0031f1e1"/>
    </style:style>
    <style:style style:name="P5" style:family="paragraph" style:parent-style-name="Text_20_body">
      <style:text-properties officeooo:rsid="00337fa8" officeooo:paragraph-rsid="00337fa8"/>
    </style:style>
    <style:style style:name="P6" style:family="paragraph" style:parent-style-name="Text_20_body">
      <style:text-properties officeooo:rsid="002e2f0c" officeooo:paragraph-rsid="002e2f0c"/>
    </style:style>
    <style:style style:name="P7" style:family="paragraph" style:parent-style-name="Text_20_body" style:list-style-name="L1">
      <style:text-properties officeooo:rsid="000ac7f6" officeooo:paragraph-rsid="000ac7f6"/>
    </style:style>
    <style:style style:name="P8" style:family="paragraph" style:parent-style-name="Explicación">
      <style:text-properties officeooo:paragraph-rsid="001e0975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34c136"/>
    </style:style>
    <style:style style:name="P10" style:family="paragraph" style:parent-style-name="Text_20_body">
      <style:text-properties officeooo:rsid="0034c136" officeooo:paragraph-rsid="0034c136"/>
    </style:style>
    <style:style style:name="P11" style:family="paragraph" style:parent-style-name="Text_20_body">
      <style:text-properties officeooo:rsid="00377523" officeooo:paragraph-rsid="00377523"/>
    </style:style>
    <style:style style:name="P12" style:family="paragraph" style:parent-style-name="Text_20_body">
      <style:text-properties officeooo:rsid="0036852b" officeooo:paragraph-rsid="0036852b"/>
    </style:style>
    <style:style style:name="P13" style:family="paragraph" style:parent-style-name="Text_20_body">
      <style:text-properties officeooo:paragraph-rsid="00377523"/>
    </style:style>
    <style:style style:name="P14" style:family="paragraph" style:parent-style-name="Text_20_body">
      <style:text-properties officeooo:rsid="0038ac6b" officeooo:paragraph-rsid="0038ac6b"/>
    </style:style>
    <style:style style:name="P15" style:family="paragraph" style:parent-style-name="Text_20_body">
      <style:text-properties officeooo:rsid="00377ce5" officeooo:paragraph-rsid="0038ac6b"/>
    </style:style>
    <style:style style:name="P16" style:family="paragraph" style:parent-style-name="Text_20_body">
      <style:text-properties officeooo:rsid="0038a996" officeooo:paragraph-rsid="0038ac6b"/>
    </style:style>
    <style:style style:name="P17" style:family="paragraph" style:parent-style-name="Text_20_body">
      <style:text-properties officeooo:rsid="0038ac6b" officeooo:paragraph-rsid="0039029b"/>
    </style:style>
    <style:style style:name="P18" style:family="paragraph" style:parent-style-name="Text_20_body">
      <style:text-properties officeooo:rsid="0039029b" officeooo:paragraph-rsid="003902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7fa8"/>
    </style:style>
    <style:style style:name="T3" style:family="text">
      <style:text-properties officeooo:rsid="000bb69b"/>
    </style:style>
    <style:style style:name="T4" style:family="text">
      <style:text-properties officeooo:rsid="00347039"/>
    </style:style>
    <style:style style:name="T5" style:family="text">
      <style:text-properties officeooo:rsid="0029b40e"/>
    </style:style>
    <style:style style:name="T6" style:family="text">
      <style:text-properties officeooo:rsid="0034c136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377523"/>
    </style:style>
    <style:style style:name="T10" style:family="text">
      <style:text-properties style:text-underline-style="solid" style:text-underline-width="auto" style:text-underline-color="font-color" fo:font-weight="bold" officeooo:rsid="00377523" style:font-weight-asian="bold" style:font-weight-complex="bold"/>
    </style:style>
    <style:style style:name="T11" style:family="text">
      <style:text-properties style:text-underline-style="solid" style:text-underline-type="double" style:text-underline-width="auto" style:text-underline-color="font-color" officeooo:rsid="00377523"/>
    </style:style>
    <style:style style:name="T12" style:family="text">
      <style:text-properties officeooo:rsid="00418b0b"/>
    </style:style>
    <style:style style:name="T13" style:family="text">
      <style:text-properties style:text-underline-style="none" officeooo:rsid="003775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C<text:bookmark-end text:name="__RefHeading___Toc1_3888555425"/></text:h>
      <text:p text:style-name="P2">ADMINISTRATIVOS (COD_PERSONA, COD_DEPARTAMENTO, FUNCIÓN, NOMBRE_DEPARTAMENTO) donde tenemos información del departamento al que está asignado el personal administrativo de nuestra empresa teniendo en cuenta que una misma persona puede estar asignada<text:span text:style-name="T1"> a varios departamentos</text:span> y en <text:span text:style-name="T1">cada uno de ellos tendrá asignada una función</text:span>. <text:s/>Los nombres de departamento <text:span text:style-name="T1">no se repiten</text:span>.</text:p>
      <text:p text:style-name="P3"/>
      <text:h text:style-name="Heading_20_2" text:outline-level="2">Problemas de inserción:</text:h>
      <text:p text:style-name="P4">No puedes añadir funciones sin repetir toda la información de departamento. </text:p>
      <text:h text:style-name="Heading_20_2" text:outline-level="2">Problemas de actualización:</text:h>
      <text:p text:style-name="P4">Por cada persona se repite la información del departamento , entonces <text:span text:style-name="T2">cuando quieras modificar la función o los datos de cada departamento . </text:span></text:p>
      <text:h text:style-name="Heading_20_2" text:outline-level="2">Problemas de borrado: </text:h>
      <text:p text:style-name="P5">Cuando borremos un departamento que solo tenga una persona se perderá la información de esta . </text:p>
      <text:p text:style-name="P6"/>
      <text:h text:style-name="Heading_20_2" text:outline-level="2"><text:bookmark-start text:name="__RefHeading___Toc120_4159016690"/><text:span text:style-name="T3">1. </text:span>Dependencias funcionales:<text:bookmark-end text:name="__RefHeading___Toc120_4159016690"/></text:h>
      <text:p text:style-name="P5">cod_departamento ↔ nombre_departamento</text:p>
      <text:p text:style-name="P5"><text:span text:style-name="T4">cod_pesona + </text:span><text:s/>cod_departamento → <text:span text:style-name="T4">función</text:span></text:p>
      <text:h text:style-name="Heading_20_2" text:outline-level="2"><text:bookmark-start text:name="__RefHeading___Toc122_4159016690"/><text:span text:style-name="T3">2.1 </text:span>Identificación de claves candidatas<text:bookmark-end text:name="__RefHeading___Toc122_4159016690"/></text:h>
      <text:p text:style-name="Explicación">¿Que son las claves candidatas? Claves primarias y alternativas <text:span text:style-name="T5">que te den el resultado de todos los atributos</text:span></text:p>
      <text:list text:style-name="L1">
        <text:list-item>
          <text:p text:style-name="P7">Claves primarias : <text:span text:style-name="T6">cod_persona + cod_departamento</text:span></text:p>
        </text:list-item>
        <text:list-item>
          <text:p text:style-name="P7">Claves alternativas : <text:span text:style-name="T6">cod_persona + nombre_departamento</text:span></text:p>
        </text:list-item>
      </text:list>
      <text:h text:style-name="Heading_20_2" text:outline-level="2"><text:bookmark-start text:name="__RefHeading___Toc124_4159016690"/><text:span text:style-name="T3">2.2 </text:span>Identificación atributos primos y no primos<text:bookmark-end text:name="__RefHeading___Toc124_4159016690"/></text:h>
      <text:p text:style-name="P8">Los atributos primos son los atributos que son alguna clave pero los no primos son los que pertenecen a una clave pero no lo son . </text:p>
      <text:p text:style-name="P9">ADMINISTRATIVOS (<text:span text:style-name="T7">COD_PERSONA, COD_DEPARTAMENTO</text:span>, FUNCIÓN, <text:span text:style-name="T8">NOMBRE_DEPARTAMENTO</text:span>)</text:p>
      <text:h text:style-name="Heading_20_2" text:outline-level="2"><text:bookmark-start text:name="__RefHeading___Toc126_4159016690"/><text:span text:style-name="T3">3.1 </text:span>Proceso de normalización 1FN<text:bookmark-end text:name="__RefHeading___Toc126_4159016690"/></text:h>
      <text:p text:style-name="P10">Sí todos son atómicos</text:p>
      <text:h text:style-name="Heading_20_2" text:outline-level="2"><text:bookmark-start text:name="__RefHeading___Toc128_4159016690"/><text:soft-page-break/>3.2 Proceso de normalización 2FN<text:bookmark-end text:name="__RefHeading___Toc128_4159016690"/></text:h>
      <text:p text:style-name="P11">Justificación:</text:p>
      <text:p text:style-name="P12">cod_persona , cod_departamento → función , nombre_departamento</text:p>
      <text:p text:style-name="P12"/>
      <text:p text:style-name="P11">Desglose:</text:p>
      <text:p text:style-name="P13"><text:span text:style-name="T9">PERSONA-DEPARTAMENTO(</text:span><text:span text:style-name="T10">cod_persona , cod_departamento</text:span><text:span text:style-name="T9"> , funcion, </text:span><text:span text:style-name="T11">nombre-departamento</text:span><text:span text:style-name="T9">)</text:span>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14">Sí que cumplen esta regla debido a que no hay determinantes que dependan de otro para conocer su valor.</text:p>
      <text:h text:style-name="Heading_20_2" text:outline-level="2"><text:span text:style-name="T12">3.4 Proceso de normalización </text:span>FNBC</text:h>
      <text:p text:style-name="P15">Dependencias funcionales: </text:p>
      <text:p text:style-name="P15">cod_persona + cod_departamento → Sí es clave candidata.</text:p>
      <text:p text:style-name="P15">cod_persona + nombre_departamento → Sí es clave candidata.</text:p>
      <text:p text:style-name="P16">cod_departamento ↔ nombre_departamento</text:p>
      <text:p text:style-name="P16"/>
      <text:p text:style-name="P14">P-D2(<text:span text:style-name="T10">cod_persona , cod_departamento</text:span><text:span text:style-name="T9"> , funcion, </text:span><text:span text:style-name="T11">nombre-departamento</text:span>)</text:p>
      <text:p text:style-name="P17">P-D(<text:span text:style-name="T10">cod_persona , cod_departamento</text:span><text:span text:style-name="T9"> , funcion, </text:span><text:span text:style-name="T13">nombre-departament</text:span><text:span text:style-name="T11">o</text:span>)</text:p>
      <text:p text:style-name="P17"/>
      <text:p text:style-name="P18">Resultado : </text:p>
      <text:p text:style-name="P17">P-D(<text:span text:style-name="T10">cod_persona , cod_departamento</text:span><text:span text:style-name="T9"> , funcion, </text:span><text:span text:style-name="T13">nombre-departament</text:span><text:span text:style-name="T11">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6T22:53:34.817000000</dc:date>
    <meta:editing-duration>PT3H23M26S</meta:editing-duration>
    <meta:editing-cycles>36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6" meta:word-count="297" meta:character-count="2187" meta:non-whitespace-character-count="1919"/>
  </office:meta>
</office:document-meta>
</file>